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2</text:p>
          <text:p text:style-name="P45"><text:s/>6.1 Jarvis URLs<text:tab/>22</text:p>
          <text:p text:style-name="P45"><text:s/>6.2 The __status Dataset<text:tab/>22</text:p>
          <text:p text:style-name="P45"><text:s/>6.3 The __habitat Dataset<text:tab/>23</text:p>
          <text:p text:style-name="P45"><text:s/>6.4 The __logout Dataset<text:tab/>24</text:p>
          <text:p text:style-name="P45"><text:s/>6.5 Logging-In to Jarvis<text:tab/>24</text:p>
          <text:p text:style-name="P45"><text:s/>6.6 Jarvis Error Responses<text:tab/>24</text:p>
          <text:p text:style-name="P44"><text:s/>7 Datasets<text:tab/>26</text:p>
          <text:p text:style-name="P45"><text:s/>7.1 Data Fetch Response Format<text:tab/>26</text:p>
          <text:p text:style-name="P45"><text:soft-page-break/><text:s/>7.2 Dataset Definition<text:tab/>27</text:p>
          <text:p text:style-name="P45"><text:s/>7.3 Dataset Parameters<text:tab/>28</text:p>
          <text:p text:style-name="P45"><text:s/>7.4 Secure Dataset Parameters<text:tab/>30</text:p>
          <text:p text:style-name="P45"><text:s/>7.5 Modifying Datasets – Single Modification<text:tab/>31</text:p>
          <text:p text:style-name="P45"><text:s/>7.6 Modifying Datasets – Array of Modifications<text:tab/>33</text:p>
          <text:p text:style-name="P45"><text:s/>7.7 Modifying Datasets – Array of Mixed Modifications<text:tab/>35</text:p>
          <text:p text:style-name="P45"><text:s/>7.8 Before &amp; After Statements<text:tab/>35</text:p>
          <text:p text:style-name="P45"><text:s/>7.9 Failed Modifications<text:tab/>35</text:p>
          <text:p text:style-name="P45"><text:s/>7.10 Dataset Transformations<text:tab/>36</text:p>
          <text:p text:style-name="P44"><text:s/>8 Exec &amp; Plugin<text:tab/>37</text:p>
          <text:p text:style-name="P45"><text:s/>8.1 Exec<text:tab/>37</text:p>
          <text:p text:style-name="P45"><text:s/>8.2 Plugin<text:tab/>39</text:p>
          <text:p text:style-name="P44"><text:s/>9 Performance Notes<text:tab/>42</text:p>
          <text:p text:style-name="P45"><text:s/>9.1 How Fast is Jarvis?<text:tab/>42</text:p>
          <text:p text:style-name="P44"><text:s/>10 Tracking Application<text:tab/>43</text:p>
          <text:p text:style-name="P45"><text:s/>10.1 Tracking Requests &amp; Errors<text:tab/>43</text:p>
          <text:p text:style-name="P45"><text:s/>10.2 The Tracker Database File<text:tab/>43</text:p>
          <text:p text:style-name="P45"><text:s/>10.3 The Tracker Display Application<text:tab/>43</text:p>
          <text:p text:style-name="P44"><text:s/>11 Demo Application<text:tab/>44</text:p>
          <text:p text:style-name="P45"><text:s/>11.1 Enable Jarvis<text:tab/>44</text:p>
          <text:p text:style-name="P45"><text:s/>11.2 Configure Demo Web-Service<text:tab/>44</text:p>
          <text:p text:style-name="P45"><text:s/>11.3 Install ExtJS<text:tab/>45</text:p>
          <text:p text:style-name="P45"><text:s/>11.4 Configure Demo ExtJS Application<text:tab/>46</text:p>
          <text:p text:style-name="P45"><text:s/>11.5 Enable Database Write<text:tab/>46</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ext:soft-page-break/>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638755825"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9660078"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164557439"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314082906"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888754093" text:style-name="L5">
        <text:list-item>
          <text:p text:style-name="P54">This may be over-ridden a per-request basis with the CGI parameter “format”.</text:p>
        </text:list-item>
        <text:list-item>
          <text:p text:style-name="P54">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087993414"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732801040"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837884251"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068670532"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he “.xml” suffix must not be included in the dataset name as provided by the client, it will always be added by Jarvis.</text:p>
        </text:list-item>
        <text:list-item>
          <text:p text:style-name="P57"><text:soft-page-break/>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modules:</text:p>
      <text:list xml:id="list1602097854" text:style-name="L9">
        <text:list-item>
          <text:p text:style-name="P58">None – user is always logged in.</text:p>
        </text:list-item>
        <text:list-item>
          <text:p text:style-name="P58"><text:soft-page-break/>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131330014"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2" text:outline-level="1">Login Module Configuration</text:h>
      <text:h text:style-name="Heading_20_2" text:outline-level="2">Standard Modules</text:h>
      <text:p text:style-name="Text_20_body">Jarvis uses a pluggable login module mechanism. <text:s/>The following modules are provided:</text:p>
      <text:list xml:id="list387874734"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2160869475"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112436767"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087998797"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51966687"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306049220"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638036234"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911811918"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895337731"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56928472"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696727100"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822500473"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671281587"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406368159"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084541936" text:style-name="L24">
        <text:list-item>
          <text:p text:style-name="P72">ExtJS 2.3. Please refer to Section <text:reference-ref text:reference-format="chapter" text:ref-name="Install ExtJS">11.3</text:reference-ref>, Page <text:reference-ref text:reference-format="page" text:ref-name="Install ExtJS">47</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Heading_20_4">SHJS</text:p>
      <text:p text:style-name="Text_20_body">Similarly for SHJS, download the latest release of SHJS from <text:a xlink:type="simple" xlink:href="http://shjs.sourceforge.net/">http://shjs.sourceforge.net/</text:a> and install.</text:p>
      <text:h text:style-name="Heading_20_3" text:outline-level="3"><text:soft-page-break/>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909873489"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text:soft-page-break/>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text:soft-page-break/>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1<text:tab/><text:page-number text:select-page="current">48</text:page-number>/<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1-07T10:25:33</dc:date>
    <meta:editing-duration>PT217H32M11S</meta:editing-duration>
    <meta:editing-cycles>443</meta:editing-cycles>
    <meta:generator>OpenOffice.org/3.1$Linux OpenOffice.org_project/310m19$Build-9420</meta:generator>
    <meta:print-date>2009-06-23T14:50:34</meta:print-date>
    <meta:document-statistic meta:table-count="25" meta:image-count="0" meta:object-count="0" meta:page-count="48" meta:paragraph-count="1503" meta:word-count="13051" meta:character-count="88459"/>
    <meta:user-defined meta:name="Info 1"/>
    <meta:user-defined meta:name="Info 2"/>
    <meta:user-defined meta:name="Info 3"/>
    <meta:user-defined meta:name="Info 4"/>
  </office:meta>
</office:document-meta>
</file>